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67512" officeooo:paragraph-rsid="00067512"/>
    </style:style>
    <style:style style:name="P2" style:family="paragraph" style:parent-style-name="Standard">
      <style:text-properties fo:color="#ff0000" style:font-name="Arial" officeooo:rsid="00067512" officeooo:paragraph-rsid="000675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O-10303-21;</text:p>
      <text:p text:style-name="P1">HEADER;</text:p>
      <text:p text:style-name="P1">FILE_DESCRIPTION(('ViewDefinition [notYetAssigned]'),'2;1');</text:p>
      <text:p text:style-name="P1">FILE_NAME(</text:p>
      <text:p text:style-name="P1">/* name / 'C:\My Work\Geometry Gym\documents\commercial\t\theoryshaw\160212 gg Polycarbonate Aluminum Extrusion ifc4.ifc',</text:p>
      <text:p text:style-name="P1">/ time_stamp / '2016-02-12T08:31:57',</text:p>
      <text:p text:style-name="P1">/ author / ('jonm'),</text:p>
      <text:p text:style-name="P1">/ organization / ('Unknown'),</text:p>
      <text:p text:style-name="P1">/ preprocessor_version / 'GeomGymIFC by Geometry Gym Pty Ltd',</text:p>
      <text:p text:style-name="P1">/ originating_system / 'Unknown Application',</text:p>
      <text:p text:style-name="P1">/ authorization */ 'None');</text:p>
      <text:p text:style-name="P1"/>
      <text:p text:style-name="P1">FILE_SCHEMA (('IFC4'));</text:p>
      <text:p text:style-name="P1">ENDSEC;</text:p>
      <text:p text:style-name="P1"/>
      <text:p text:style-name="P1">DATA;</text:p>
      <text:p text:style-name="P1">#1= IFCPERSONANDORGANIZATION(#2,#3,$);</text:p>
      <text:p text:style-name="P1">#2= IFCPERSON('jonm','jonm',$,$,$,$,$,$);</text:p>
      <text:p text:style-name="P1">#3= IFCORGANIZATION($,'Geometry Gym',$,$,$);</text:p>
      <text:p text:style-name="P1">#4= IFCAPPLICATION(#5,'1.4.1.0','ggGrasshopperIFC - Geometry Gym Plug-in for Grasshopper3d','ggGrasshopperIFC');</text:p>
      <text:p text:style-name="P1">#5= IFCORGANIZATION($,'Geometry Gym Pty Ltd',$,$,$);</text:p>
      <text:p text:style-name="P1">#6= IFCOWNERHISTORY(#1,#4,$,.ADDED.,1455265658,$,$,1455265658);</text:p>
      <text:p text:style-name="P2">#7= IFCGEOMETRICREPRESENTATIONCONTEXT($,'Model',3,0.001,#9,$);</text:p>
      <text:p text:style-name="P1">#8= IFCCARTESIANPOINT((0.0,0.0,0.0));</text:p>
      <text:p text:style-name="P2">#9= IFCAXIS2PLACEMENT3D(#82,#83,#84);</text:p>
      <text:p text:style-name="P1">#10= IFCGEOMETRICREPRESENTATIONSUBCONTEXT('Axis','Model',,,,,#7,$,.MODEL_VIEW.,$);</text:p>
      <text:p text:style-name="P1">#11= IFCGEOMETRICREPRESENTATIONSUBCONTEXT('Body','Model',,,,,#7,$,.MODEL_VIEW.,$);</text:p>
      <text:p text:style-name="P2">#12= IFCCARTESIANPOINT((0.0,0.0,0.0));</text:p>
      <text:p text:style-name="P2">#13= IFCDIRECTION((1.0,0.0,0.0));</text:p>
      <text:p text:style-name="P2">#14= IFCDIRECTION((0.0,1.0,0.0));</text:p>
      <text:p text:style-name="P2">#15= IFCDIRECTION((0.0,0.0,1.0));</text:p>
      <text:p text:style-name="P1">#16= IFCCARTESIANPOINT((0.0,0.0));</text:p>
      <text:p text:style-name="P1">#17= IFCAXIS2PLACEMENT2D(#16,$);</text:p>
      <text:p text:style-name="P1">#18= IFCSIUNIT(,.LENGTHUNIT.,$,.METRE.);</text:p>
      <text:p text:style-name="P1">#19= IFCSIUNIT(,.AREAUNIT.,$,.SQUARE_METRE.);</text:p>
      <text:p text:style-name="P1">#20= IFCSIUNIT(,.VOLUMEUNIT.,$,.CUBIC_METRE.);</text:p>
      <text:p text:style-name="P1">#21= IFCCARTESIANPOINTLIST2D(((-0.0396825396819621,0.618580765637489),(-0.039682539681962,2.30859010270706),(0.140056022410136,2.30859010270706),(0.140056022410136,2.3891253242009),(0.08870214752551,2.44047463429641),(0.0887021475255098,2.36928104575054),(0.0303454715231065,2.36928104575054),(-0.00878131484660105,2.43705062767982),(-0.00878131484660105,2.52687027465618),(0.0260778088741703,2.60162590671826),(0.0887021475255101,2.60162590671826),(0.0887021475255103,2.5215777367857),(0.140056022410135,2.53034547152217),<text:soft-page-break/>(0.140056022410135,2.72875816993474),(-0.140056022410136,2.70519734373556),(-0.140056022410136,0.247432306253358),(0.0,0.247432306253358),(0.0,0.0),(0.0793650793639244,0.0),(0.0793650793639244,0.247432306256087),(0.508870214753188,0.247432306256087),(0.508870214753188,-0.0000000000000004),(0.588235294117112,-0.0000000000000004),(0.588235294117112,0.247432306256087),(1.81139122315653,0.247432306256087),(1.81139122315653,0.0),(1.89075630252046,0.0),(1.89075630252046,0.247432306253358),(2.22922502334313,0.247432306253358),(2.22922502334313,0.301120448179063),(2.19654528478132,0.322128851540456),(2.15919701213632,0.296451914096906),(1.89075630252319,0.296451914096906),(1.83940242763856,0.347805788981531),(1.69234360410792,0.347805788981531),(1.69234360410792,0.557889822594006),(2.22222222222263,0.557889822594006),(2.22222222222263,0.618580765637489),(1.61297852474399,0.618580765637489),(1.61297852474399,0.347805788981531),(0.592903828199269,0.347805788981531),(0.592903828199269,0.618580765637489),(-0.0396825396819621,0.618580765637489)));</text:p>
      <text:p text:style-name="P1">#22= IFCINDEXEDPOLYCURVE(#21,$,$);</text:p>
      <text:p text:style-name="P1">#23= IFCCARTESIANPOINTLIST2D(((-0.0163398692820919,0.33146591969944),(-0.0163398692820919,0.557889822594006),(0.508870214753188,0.557889822594006),(0.508870214753188,0.33146591969944),(-0.0163398692820919,0.33146591969944)));</text:p>
      <text:p text:style-name="P1">#24= IFCINDEXEDPOLYCURVE(#23,$,$);</text:p>
      <text:p text:style-name="P1">#25= IFCARBITRARYPROFILEDEFWITHVOIDS(.AREA.,'extrusion',#22,(#24));</text:p>
      <text:p text:style-name="P1">#26= IFCCARTESIANPOINTLIST2D(((0.271602079153127,2.30859010270706),(0.271602079153127,2.88546486141785),(-0.120470339025815,2.79811193923338),(-0.120470339025815,2.7153790672537),(0.152136551915646,2.73830861882743),(0.152136551915646,2.52412358855779),(0.0764022175735595,2.51119333635233),(0.0764022175735596,2.59143992441841),(0.0360735190579364,2.59143992441841),(0.00300085808430611,2.52051537408079),(0.00300085808430584,2.43861385892982),(0.0368767776108149,2.37993904515679),(0.0797581511551471,2.37993904515679),(0.0797581511551467,2.46869448569578),(0.152136551915646,2.39631608493528),(0.152136551915646,2.30859010270706),(0.271602079153127,2.30859010270706)));</text:p>
      <text:p text:style-name="P1">#27= IFCINDEXEDPOLYCURVE(#26,$,$);</text:p>
      <text:p text:style-name="P1">#28= IFCARBITRARYCLOSEDPROFILEDEF(.AREA.,'extrusion',#27);</text:p>
      <text:p text:style-name="P1">#29= IFCCARTESIANPOINTLIST2D(((2.29646213976321,2.78322775201923),(2.29646213976321,2.82411803257128),(1.84640522875907,2.94413320883905),(1.84640522875907,2.48721931016328),(2.08629812078004,2.28057889822503),(2.13375103212366,2.28057889822503),(2.13375103212366,2.45889134620666),(2.19446114506796,2.62483232158774),(2.13375103212366,2.63495067374603),(2.13375103212365,2.78322775201923),(2.29646213976321,2.78322775201923)));</text:p>
      <text:p text:style-name="P1">#30= IFCINDEXEDPOLYCURVE(#29,$,$);</text:p>
      <text:p text:style-name="P1">#31= IFCARBITRARYCLOSEDPROFILEDEF(.AREA.,'extrusion',#30);</text:p>
      <text:p text:style-name="P1">#32= IFCCARTESIANPOINTLIST2D(((2.14752567693813,0.376464232588849),(2.11368790849808,0.357699346406345),(2.11174914555598,0.320302935019589),(2.14090485444632,0.300865795759021),(2.18079960807842,0.326797385620011),(2.23622782446364,0.326797385620011),(2.23622782446364,0.235760971053424),(2.35994397759168,0.235760971053424),(2.35994397759168,2.7754435107372),(2.14519140989705,2.7754435107372),(2.14519140989705,2.65172735760916),(2.21521942110209,2.64005602240916),(2.14519140989705,2.44864612511528),(2.14519140989705,2.28057889822503),(2.23622782446364,2.28057889822503),(2.23622782446364,0.527544351073629),(1.75770308123356,0.527544351073629),(1.75770308123356,0.473522742428965),(2.14752567693813,0.417833800186599),<text:soft-page-break/>(2.14752567693813,0.376464232588849)));</text:p>
      <text:p text:style-name="P1">#33= IFCINDEXEDPOLYCURVE(#32,$,$);</text:p>
      <text:p text:style-name="P1">#34= IFCARBITRARYCLOSEDPROFILEDEF(.AREA.,'extrusion',#33);</text:p>
      <text:p text:style-name="P2">#35= IFCCOMPOSITEPROFILEDEF(.AREA.,'Polycarbonate Aluminum Extrusion',(#25,#28,#31,#34),$);</text:p>
      <text:p text:style-name="P2">#36= IFCMATERIAL('Aluminum',$,$);</text:p>
      <text:p text:style-name="P1">#38= IFCCARTESIANPOINT((0.0,0.0));</text:p>
      <text:p text:style-name="P2">#40= IFCMATERIALPROFILE('Polycarbonate Aluminum Extrusion',$,#36,#35,0.0,$);</text:p>
      <text:p text:style-name="P2">#42= IFCMATERIALPROFILESET('Polycarbonate Aluminum Extrusion',$,(#40),$);</text:p>
      <text:p text:style-name="P1">#43= IFCRELASSOCIATESMATERIAL('2piH1ZRg94I929vJgFp6vw',#6,'MatAssoc','Material Associates',(#44),#42);</text:p>
      <text:p text:style-name="P2">#44= IFCMEMBERTYPE('2HgJYtclb9lhu9TlhvRSvf',#6,'Polycarbonate Aluminum Extrusion',$,$,$,$,$,$,.MULLION.);</text:p>
      <text:p text:style-name="P1">#45= IFCRELDEFINESBYTYPE('3A3RVNWgTCcwWP4P8GCbOP',#6,$,$,(#50,#62,#72),#44);</text:p>
      <text:p text:style-name="P2">#46= IFCBUILDING('3bwUbIE5nC5uGWiuhHfAhQ',#6,'Grasshopper Building','GH Building',$,$,$,'GH Building',.ELEMENT.,$,$,$);</text:p>
      <text:p text:style-name="P2">#47= IFCRELCONTAINEDINSPATIALSTRUCTURE('3rwynj3nL1Nev6jSgLHZsS',#6,'Building','Building Container for Elements',(#50,#62,#72),#46);</text:p>
      <text:p text:style-name="P1">#48= IFCAXIS2PLACEMENT3D(#143,$,$);</text:p>
      <text:p text:style-name="P2">#50= IFCMEMBERSTANDARDCASE('1RH0C6sAzAd8FgHdqkZbPP',#6,$,$,$,#51,#61,$,$);</text:p>
      <text:p text:style-name="P2">#51= IFCLOCALPLACEMENT($,#52);</text:p>
      <text:p text:style-name="P2">#52= IFCAXIS2PLACEMENT3D(#53,#13,#14);</text:p>
      <text:p text:style-name="P2">#53= IFCCARTESIANPOINT((0.0,-0.140056022410309,0.0));</text:p>
      <text:p text:style-name="P2">#54= IFCCARTESIANPOINT((0.0,0.0,144.0));</text:p>
      <text:p text:style-name="P2">#55= IFCPOLYLINE((#12,#54));</text:p>
      <text:p text:style-name="P2">#56= IFCSHAPEREPRESENTATION(#11,'Axis','Curve3D',(#55));</text:p>
      <text:p text:style-name="P2">#57= IFCMATERIALPROFILESETUSAGE(#42,5,$);</text:p>
      <text:p text:style-name="P1">#58= IFCRELASSOCIATESMATERIAL('0IkDoB_FvBTf$nJktQs2Oj',#6,'MatAssoc','Material Associates',(#50,#62,#72),#57);</text:p>
      <text:p text:style-name="P2">#59= IFCEXTRUDEDAREASOLID(#35,$,#15,144.0);</text:p>
      <text:p text:style-name="P2">#60= IFCSHAPEREPRESENTATION(#11,'Body','SweptSolid',(#59));</text:p>
      <text:p text:style-name="P2">#61= IFCPRODUCTDEFINITIONSHAPE($,$,(#56,#60));</text:p>
      <text:p text:style-name="P2">#62= IFCMEMBERSTANDARDCASE('1LuNRfpEP7iucWEvxp$dZy',#6,$,$,$,#63,#71,$,$);</text:p>
      <text:p text:style-name="P2">#63= IFCLOCALPLACEMENT($,#64);</text:p>
      <text:p text:style-name="P2">#64= IFCAXIS2PLACEMENT3D(#65,#13,#14);</text:p>
      <text:p text:style-name="P2">#65= IFCCARTESIANPOINT((-3.36464758633275,12.4169797193476,0.0));</text:p>
      <text:p text:style-name="P2">#66= IFCCARTESIANPOINT((0.0,0.0,144.0));</text:p>
      <text:p text:style-name="P2">#67= IFCPOLYLINE((#12,#66));</text:p>
      <text:p text:style-name="P2">#68= IFCSHAPEREPRESENTATION(#11,'Axis','Curve3D',(#67));</text:p>
      <text:p text:style-name="P2">#69= IFCEXTRUDEDAREASOLID(#35,$,#15,144.0);</text:p>
      <text:p text:style-name="P2">#70= IFCSHAPEREPRESENTATION(#11,'Body','SweptSolid',(#69));</text:p>
      <text:p text:style-name="P2">#71= IFCPRODUCTDEFINITIONSHAPE($,$,(#68,#70));</text:p>
      <text:p text:style-name="P2">#72= IFCMEMBERSTANDARDCASE('12vOggMHL3rvLC0K8SbT0w',#6,$,$,$,#73,#81,$,$);</text:p>
      <text:p text:style-name="P2">#73= IFCLOCALPLACEMENT($,#74);</text:p>
      <text:p text:style-name="P2">#74= IFCAXIS2PLACEMENT3D(#75,#13,#14);</text:p>
      <text:p text:style-name="P2">#75= IFCCARTESIANPOINT((-5.43519994715291,20.1443863296601,0.0));</text:p>
      <text:p text:style-name="P2">#76= IFCCARTESIANPOINT((0.0,0.0,144.0));</text:p>
      <text:p text:style-name="P2"><text:soft-page-break/>#77= IFCPOLYLINE((#12,#76));</text:p>
      <text:p text:style-name="P2">#78= IFCSHAPEREPRESENTATION(#11,'Axis','Curve3D',(#77));</text:p>
      <text:p text:style-name="P2">#79= IFCEXTRUDEDAREASOLID(#35,$,#15,144.0);</text:p>
      <text:p text:style-name="P2">#80= IFCSHAPEREPRESENTATION(#11,'Body','SweptSolid',(#79));</text:p>
      <text:p text:style-name="P2">#81= IFCPRODUCTDEFINITIONSHAPE($,$,(#78,#80));</text:p>
      <text:p text:style-name="P2">#82= IFCCARTESIANPOINT((0.0,0.0,0.0));</text:p>
      <text:p text:style-name="P2">#83= IFCDIRECTION((0.0,0.0,1.0));</text:p>
      <text:p text:style-name="P2">#84= IFCDIRECTION((1.0,0.0,0.0));</text:p>
      <text:p text:style-name="P2">#85= IFCPROJECT('2jkeDvAfX1MubsDm_uEZg6',#6,'Grasshopper Project',$,$,'',$,(#7),#86);</text:p>
      <text:p text:style-name="P2">#86= IFCUNITASSIGNMENT((#88,#19,#20,#90,#91));</text:p>
      <text:p text:style-name="P2">#87= IFCMEASUREWITHUNIT(IFCLENGTHMEASURE(0.0254),#18);</text:p>
      <text:p text:style-name="P2">#88= IFCCONVERSIONBASEDUNIT(#89,.LENGTHUNIT.,'Inches',#87);</text:p>
      <text:p text:style-name="P2">#89= IFCDIMENSIONALEXPONENTS(1,0,0,0,0,0,0);</text:p>
      <text:p text:style-name="P1">#90= IFCSIUNIT(,.PLANEANGLEUNIT.,$,.RADIAN.);</text:p>
      <text:p text:style-name="P2">#91= IFCSIUNIT(*,.TIMEUNIT.,$,.SECOND.);</text:p>
      <text:p text:style-name="P1">#92= IFCRELAGGREGATES('2jwi2WwZf6nALO6G63KPLj',#6,'Project Container','Project Container for Buildings',#85,(#46));</text:p>
      <text:p text:style-name="P1">#134= IFCMATERIALPROFILESET('Polycarbonate Aluminum Extrusion',$,(#132),$);</text:p>
      <text:p text:style-name="P2">#136= IFCMEMBERTYPE('06jEwwWBf84wJmVLuBmpKg',#6,'Polycarbonate Aluminum Extrusion',$,$,$,$,$,$,.MULLION.);</text:p>
      <text:p text:style-name="P1">#137= IFCMATERIALPROFILESET('composite extrusion',$,(#135),$);</text:p>
      <text:p text:style-name="P1">#140= IFCRELDECLARES('3gycjPxKPBhfWyUnmFfIjZ',#6,$,$,#146,(#136));</text:p>
      <text:p text:style-name="P1">#143= IFCCARTESIANPOINT((0.0,0.0,0.0));</text:p>
      <text:p text:style-name="P1">#150= IFCDIMENSIONALEXPONENTS(1,0,0,0,0,0,0);</text:p>
      <text:p text:style-name="P1">#155= IFCLOCALPLACEMENT($,#156);</text:p>
      <text:p text:style-name="P1">#156= IFCLOCALPLACEMENT($,#157);</text:p>
      <text:p text:style-name="P1">#161= IFCAXIS2PLACEMENT3D(#143,$,$);</text:p>
      <text:p text:style-name="P1">#162= IFCMATERIALPROFILESET('Polycarbonate Aluminum Extrusion',$,(#157),$);</text:p>
      <text:p text:style-name="P1">#165= IFCLOCALPLACEMENT($,#166);</text:p>
      <text:p text:style-name="P1">#167= IFCLOCALPLACEMENT($,#168);</text:p>
      <text:p text:style-name="P1">#169= IFCLOCALPLACEMENT($,#170);</text:p>
      <text:p text:style-name="P1">#172= IFCLOCALPLACEMENT($,#173);</text:p>
      <text:p text:style-name="P1">#175= IFCLOCALPLACEMENT($,#176);</text:p>
      <text:p text:style-name="P1">#180= IFCLOCALPLACEMENT($,#181);</text:p>
      <text:p text:style-name="P1">#187= IFCLOCALPLACEMENT($,#188);</text:p>
      <text:p text:style-name="P1"/>
      <text:p text:style-name="P1"/>
      <text:p text:style-name="P2">#188=</text:p>
      <text:p text:style-name="P1">ENDSEC;</text:p>
      <text:p text:style-name="P1"/>
      <text:p text:style-name="P1">END-ISO-10303-2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3:13:04.201000000</meta:creation-date>
    <dc:date>2016-02-13T14:27:18.841000000</dc:date>
    <meta:editing-duration>PT12M21S</meta:editing-duration>
    <meta:editing-cycles>1</meta:editing-cycles>
    <meta:document-statistic meta:table-count="0" meta:image-count="0" meta:object-count="0" meta:page-count="4" meta:paragraph-count="122" meta:word-count="301" meta:character-count="9387" meta:non-whitespace-character-count="9208"/>
    <meta:generator>LibreOffice/5.0.3.2$Windows_x86 LibreOffice_project/e5f16313668ac592c1bfb310f4390624e3dbfb75</meta:generator>
  </office:meta>
</office:document-meta>
</file>